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665e" officeooo:paragraph-rsid="0012665e"/>
    </style:style>
    <style:style style:name="P2" style:family="paragraph" style:parent-style-name="Text_20_body">
      <style:text-properties officeooo:rsid="0012665e" officeooo:paragraph-rsid="0012665e"/>
    </style:style>
    <style:style style:name="P3" style:family="paragraph" style:parent-style-name="Text_20_body" style:list-style-name="L2">
      <style:text-properties officeooo:rsid="0012665e" officeooo:paragraph-rsid="0012665e"/>
    </style:style>
    <style:style style:name="P4" style:family="paragraph" style:parent-style-name="Text_20_body" style:list-style-name="L4">
      <style:text-properties officeooo:rsid="0012665e" officeooo:paragraph-rsid="0012665e"/>
    </style:style>
    <style:style style:name="P5" style:family="paragraph" style:parent-style-name="Text_20_body" style:list-style-name="L5">
      <style:text-properties officeooo:rsid="0012665e" officeooo:paragraph-rsid="0012665e"/>
    </style:style>
    <style:style style:name="P6" style:family="paragraph" style:parent-style-name="Text_20_body" style:list-style-name="L6">
      <style:text-properties officeooo:rsid="0012665e" officeooo:paragraph-rsid="0012665e"/>
    </style:style>
    <style:style style:name="P7" style:family="paragraph" style:parent-style-name="Text_20_body" style:list-style-name="L2">
      <style:text-properties officeooo:paragraph-rsid="0012665e"/>
    </style:style>
    <style:style style:name="P8" style:family="paragraph" style:parent-style-name="Text_20_body" style:list-style-name="L6">
      <style:text-properties officeooo:paragraph-rsid="0012665e"/>
    </style:style>
    <style:style style:name="T1" style:family="text">
      <style:text-properties officeooo:rsid="0012665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àgina web – MAPA</text:h>
      <text:p text:style-name="P1"/>
      <text:h text:style-name="Heading_20_2" text:outline-level="2">HOME </text:h>
      <text:list text:style-name="L2">
        <text:list-item>
          <text:p text:style-name="P7"><text:span text:style-name="T1">Carrusel sobre les diferents categories musicals</text:span></text:p>
        </text:list-item>
        <text:list-item>
          <text:p text:style-name="P3">Cançons destacades per l’autor de la web</text:p>
        </text:list-item>
      </text:list>
      <text:h text:style-name="Heading_20_2" text:outline-level="2">CATEGORIES</text:h>
      <text:p text:style-name="P2">Totes les categories musicals</text:p>
      <text:list xml:id="list2371386363" text:style-name="L4">
        <text:list-item>
          <text:p text:style-name="P4">Disco</text:p>
        </text:list-item>
        <text:list-item>
          <text:p text:style-name="P4">Balades</text:p>
        </text:list-item>
        <text:list-item>
          <text:p text:style-name="P4">Techno</text:p>
        </text:list-item>
        <text:list-item>
          <text:p text:style-name="P4">Pop/Rock</text:p>
        </text:list-item>
        <text:list-item>
          <text:p text:style-name="P4">Selecció de l’autor</text:p>
        </text:list-item>
      </text:list>
      <text:h text:style-name="Heading_20_3" text:outline-level="3">DINS D’UNA CATEGORIA</text:h>
      <text:list text:style-name="L5">
        <text:list-item>
          <text:p text:style-name="P5">Títol</text:p>
        </text:list-item>
        <text:list-item>
          <text:p text:style-name="P5">Breu introducció</text:p>
        </text:list-item>
        <text:list-item>
          <text:p text:style-name="P5">Foto descriptiva</text:p>
        </text:list-item>
        <text:list-item>
          <text:p text:style-name="P5">llistat cançons d’aquella categoria</text:p>
        </text:list-item>
      </text:list>
      <text:h text:style-name="Heading_20_4" text:outline-level="4">CANÇÒ</text:h>
      <text:list text:style-name="L6">
        <text:list-item>
          <text:p text:style-name="P8"><text:span text:style-name="T1">Títol de la cançò</text:span></text:p>
        </text:list-item>
        <text:list-item>
          <text:p text:style-name="P8"><text:span text:style-name="T1">Breu descripció amb dades</text:span></text:p>
        </text:list-item>
        <text:list-item>
          <text:p text:style-name="P6">Video de la cançò</text:p>
        </text:list-item>
        <text:list-item>
          <text:p text:style-name="P6">Fotos vàries</text:p>
        </text:list-item>
      </text:list>
      <text:p text:style-name="P2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9:58:05.055656127</meta:creation-date>
    <dc:date>2022-11-14T10:06:03.329309769</dc:date>
    <meta:editing-duration>PT7M59S</meta:editing-duration>
    <meta:editing-cycles>1</meta:editing-cycles>
    <meta:document-statistic meta:table-count="0" meta:image-count="0" meta:object-count="0" meta:page-count="1" meta:paragraph-count="21" meta:word-count="71" meta:character-count="377" meta:non-whitespace-character-count="340"/>
    <meta:generator>LibreOffice/7.4.2.3$Linux_X86_64 LibreOffice_project/382eef1f22670f7f4118c8c2dd222ec7ad009daf</meta:generator>
  </office:meta>
</office:document-meta>
</file>